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Source Code Pro" svg:font-family="'Source Code Pro'" style:font-family-generic="modern" style:font-pitch="fixed"/>
    <style:font-face style:name="Arial1"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Courier New"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
      <style:text-properties fo:color="#000000" style:font-name="Arial1" fo:font-style="normal" officeooo:rsid="0041f2a9" officeooo:paragraph-rsid="0041f2a9" style:font-style-asian="normal" style:font-style-complex="normal"/>
    </style:style>
    <style:style style:name="P2" style:family="paragraph" style:parent-style-name="Text">
      <style:text-properties fo:color="#000000" style:font-name="Arial1" fo:font-style="normal" officeooo:rsid="0035c45c" officeooo:paragraph-rsid="0035c45c" style:font-style-asian="normal" style:font-style-complex="normal"/>
    </style:style>
    <style:style style:name="P3" style:family="paragraph" style:parent-style-name="Text">
      <style:text-properties fo:color="#000000" style:font-name="Arial1" fo:font-style="normal" officeooo:rsid="0035c45c" officeooo:paragraph-rsid="0036bf26" style:font-style-asian="normal" style:font-style-complex="normal"/>
    </style:style>
    <style:style style:name="P4" style:family="paragraph" style:parent-style-name="Text">
      <style:text-properties fo:color="#000000" style:font-name="Arial1" fo:font-style="normal" officeooo:rsid="0035c45c" officeooo:paragraph-rsid="003b5ac6" style:font-style-asian="normal" style:font-style-complex="normal"/>
    </style:style>
    <style:style style:name="P5" style:family="paragraph" style:parent-style-name="Text">
      <style:text-properties fo:color="#000000" style:font-name="Arial1" fo:font-style="normal" officeooo:rsid="0036bf26" officeooo:paragraph-rsid="0036bf26" style:font-style-asian="normal" style:font-style-complex="normal"/>
    </style:style>
    <style:style style:name="P6" style:family="paragraph" style:parent-style-name="Text">
      <style:text-properties fo:color="#000000" style:font-name="Arial1" fo:font-style="normal" officeooo:rsid="0036bf26" officeooo:paragraph-rsid="00387fd9" style:font-style-asian="normal" style:font-style-complex="normal"/>
    </style:style>
    <style:style style:name="P7" style:family="paragraph" style:parent-style-name="Text">
      <style:text-properties fo:color="#000000" style:font-name="Arial1" fo:font-style="normal" officeooo:rsid="0036bf26" officeooo:paragraph-rsid="0041f2a9" style:font-style-asian="normal" style:font-style-complex="normal"/>
    </style:style>
    <style:style style:name="P8" style:family="paragraph" style:parent-style-name="Text">
      <style:text-properties fo:color="#000000" style:font-name="Arial1" fo:font-style="normal" officeooo:rsid="00387fd9" officeooo:paragraph-rsid="00387fd9" style:font-style-asian="normal" style:font-style-complex="normal"/>
    </style:style>
    <style:style style:name="P9" style:family="paragraph" style:parent-style-name="Text">
      <style:text-properties fo:color="#000000" style:font-name="Arial1" fo:font-style="normal" officeooo:rsid="00398ad8" officeooo:paragraph-rsid="00398ad8" style:font-style-asian="normal" style:font-style-complex="normal"/>
    </style:style>
    <style:style style:name="P10" style:family="paragraph" style:parent-style-name="Text">
      <style:text-properties fo:color="#000000" style:font-name="Arial1" fo:font-style="normal" officeooo:rsid="003b5ac6" officeooo:paragraph-rsid="003b5ac6" style:font-style-asian="normal" style:font-style-complex="normal"/>
    </style:style>
    <style:style style:name="P11" style:family="paragraph" style:parent-style-name="Text">
      <style:text-properties fo:color="#000000" style:font-name="Arial1" fo:font-style="normal" fo:font-weight="normal" officeooo:rsid="00398ad8" officeooo:paragraph-rsid="00398ad8" style:font-style-asian="normal" style:font-weight-asian="normal" style:font-style-complex="normal" style:font-weight-complex="normal"/>
    </style:style>
    <style:style style:name="P12" style:family="paragraph" style:parent-style-name="Text">
      <style:text-properties fo:color="#000000" style:font-name="Arial1" fo:font-style="normal" fo:font-weight="normal" officeooo:rsid="0036bf26" officeooo:paragraph-rsid="003b5ac6" style:font-style-asian="normal" style:font-weight-asian="normal" style:font-style-complex="normal" style:font-weight-complex="normal"/>
    </style:style>
    <style:style style:name="P13" style:family="paragraph" style:parent-style-name="Text">
      <style:text-properties fo:color="#000000" style:font-name="Arial1" fo:font-style="normal" fo:font-weight="normal" officeooo:rsid="003b5ac6" officeooo:paragraph-rsid="003b5ac6" style:font-style-asian="normal" style:font-weight-asian="normal" style:font-style-complex="normal" style:font-weight-complex="normal"/>
    </style:style>
    <style:style style:name="P14" style:family="paragraph" style:parent-style-name="Text">
      <style:text-properties fo:color="#000000" style:font-name="Arial1" fo:font-style="normal" fo:font-weight="bold" officeooo:rsid="00398ad8" officeooo:paragraph-rsid="00398ad8" style:font-style-asian="normal" style:font-weight-asian="bold" style:font-style-complex="normal" style:font-weight-complex="bold"/>
    </style:style>
    <style:style style:name="P15" style:family="paragraph" style:parent-style-name="Text">
      <style:text-properties fo:color="#000000" style:font-name="Arial1" fo:font-size="10pt" fo:font-style="normal" officeooo:rsid="0036bf26" officeooo:paragraph-rsid="00387fd9" style:font-size-asian="10pt" style:font-style-asian="normal" style:font-size-complex="10pt" style:font-style-complex="normal"/>
    </style:style>
    <style:style style:name="P16" style:family="paragraph" style:parent-style-name="Text">
      <style:text-properties fo:color="#000000" style:font-name="Arial1" fo:font-size="12pt" fo:font-style="normal" officeooo:rsid="003b5ac6" officeooo:paragraph-rsid="003c3e96" style:font-size-asian="12pt" style:font-style-asian="normal" style:font-size-complex="12pt" style:font-style-complex="normal"/>
    </style:style>
    <style:style style:name="P17" style:family="paragraph" style:parent-style-name="Text">
      <style:text-properties fo:color="#000000" style:font-name="Arial1" fo:font-size="12pt" fo:font-style="normal" officeooo:rsid="0035c45c" officeooo:paragraph-rsid="003d4abd" style:font-size-asian="12pt" style:font-style-asian="normal" style:font-size-complex="12pt" style:font-style-complex="normal"/>
    </style:style>
    <style:style style:name="P18" style:family="paragraph" style:parent-style-name="Text">
      <style:text-properties fo:color="#000000" style:font-name="Arial1" fo:font-size="12pt" fo:font-style="normal" officeooo:rsid="003c3e96" officeooo:paragraph-rsid="003d4abd" style:font-size-asian="12pt" style:font-style-asian="normal" style:font-size-complex="12pt" style:font-style-complex="normal"/>
    </style:style>
    <style:style style:name="P19" style:family="paragraph" style:parent-style-name="Text">
      <style:text-properties fo:color="#000000" style:font-name="Arial1" fo:font-size="12pt" fo:font-style="normal" officeooo:rsid="003c3e96" officeooo:paragraph-rsid="003d5ad3" style:font-size-asian="12pt" style:font-style-asian="normal" style:font-size-complex="12pt" style:font-style-complex="normal"/>
    </style:style>
    <style:style style:name="P20" style:family="paragraph" style:parent-style-name="Text">
      <style:text-properties fo:color="#000000" style:font-name="Arial1" fo:font-size="12pt" fo:font-style="normal" officeooo:rsid="003d5ad3" officeooo:paragraph-rsid="003d5ad3" style:font-size-asian="12pt" style:font-style-asian="normal" style:font-size-complex="12pt" style:font-style-complex="normal"/>
    </style:style>
    <style:style style:name="P21" style:family="paragraph" style:parent-style-name="Text">
      <style:text-properties fo:color="#000000" style:font-name="Arial1" fo:font-size="12pt" fo:font-style="normal" officeooo:rsid="003d5ad3" officeooo:paragraph-rsid="003d7a2b" style:font-size-asian="12pt" style:font-style-asian="normal" style:font-size-complex="12pt" style:font-style-complex="normal"/>
    </style:style>
    <style:style style:name="P22" style:family="paragraph" style:parent-style-name="Text">
      <style:text-properties fo:color="#000000" style:font-name="Arial1" fo:font-size="12pt" fo:font-style="normal" officeooo:rsid="003d7a2b" officeooo:paragraph-rsid="003d7a2b" style:font-size-asian="12pt" style:font-style-asian="normal" style:font-size-complex="12pt" style:font-style-complex="normal"/>
    </style:style>
    <style:style style:name="P23" style:family="paragraph" style:parent-style-name="Text">
      <style:text-properties fo:color="#000000" style:font-name="Arial1" fo:font-size="12pt" fo:font-style="normal" fo:font-weight="normal" officeooo:rsid="003b5ac6" officeooo:paragraph-rsid="003c3e96" style:font-size-asian="12pt" style:font-style-asian="normal" style:font-weight-asian="normal" style:font-size-complex="12pt" style:font-style-complex="normal" style:font-weight-complex="normal"/>
    </style:style>
    <style:style style:name="P24" style:family="paragraph" style:parent-style-name="Text">
      <style:text-properties fo:color="#000000" style:font-name="Arial1" fo:font-size="12pt" fo:font-style="normal" fo:font-weight="normal" officeooo:rsid="003b5ac6" officeooo:paragraph-rsid="003b5ac6" style:font-size-asian="12pt" style:font-style-asian="normal" style:font-weight-asian="normal" style:font-size-complex="12pt" style:font-style-complex="normal" style:font-weight-complex="normal"/>
    </style:style>
    <style:style style:name="P25" style:family="paragraph" style:parent-style-name="Text">
      <style:text-properties fo:color="#000000" style:font-name="Arial1" fo:font-size="12pt" fo:font-style="normal" fo:font-weight="normal" officeooo:rsid="003c3e96" officeooo:paragraph-rsid="003c3e96" style:font-size-asian="12pt" style:font-style-asian="normal" style:font-weight-asian="normal" style:font-size-complex="12pt" style:font-style-complex="normal" style:font-weight-complex="normal"/>
    </style:style>
    <style:style style:name="P26" style:family="paragraph" style:parent-style-name="Text">
      <style:text-properties fo:color="#000000" style:font-name="Arial1" fo:font-size="12pt" fo:font-style="normal" fo:font-weight="normal" officeooo:rsid="003f0ec7" officeooo:paragraph-rsid="003f0ec7" style:font-size-asian="12pt" style:font-style-asian="normal" style:font-weight-asian="normal" style:font-size-complex="12pt" style:font-style-complex="normal" style:font-weight-complex="normal"/>
    </style:style>
    <style:style style:name="P27" style:family="paragraph" style:parent-style-name="Text">
      <style:text-properties fo:color="#000000" style:font-name="Arial1" fo:font-size="12pt" fo:font-style="normal" fo:font-weight="normal" officeooo:rsid="003d4abd" officeooo:paragraph-rsid="003d4abd" style:font-size-asian="12pt" style:font-style-asian="normal" style:font-weight-asian="normal" style:font-size-complex="12pt" style:font-style-complex="normal" style:font-weight-complex="normal"/>
    </style:style>
    <style:style style:name="P28" style:family="paragraph" style:parent-style-name="Text">
      <style:text-properties fo:color="#000000" style:font-name="Arial1" fo:font-size="12pt" fo:font-style="normal" fo:font-weight="normal" officeooo:rsid="003d4abd" officeooo:paragraph-rsid="003d5ad3" style:font-size-asian="12pt" style:font-style-asian="normal" style:font-weight-asian="normal" style:font-size-complex="12pt" style:font-style-complex="normal" style:font-weight-complex="normal"/>
    </style:style>
    <style:style style:name="P29" style:family="paragraph" style:parent-style-name="Text">
      <style:text-properties fo:color="#000000" style:font-name="Arial1" fo:font-size="12pt" fo:font-style="normal" fo:font-weight="normal" officeooo:rsid="003d5ad3" officeooo:paragraph-rsid="003d5ad3" style:font-size-asian="12pt" style:font-style-asian="normal" style:font-weight-asian="normal" style:font-size-complex="12pt" style:font-style-complex="normal" style:font-weight-complex="normal"/>
    </style:style>
    <style:style style:name="P30" style:family="paragraph" style:parent-style-name="Text">
      <style:text-properties fo:color="#000000" style:font-name="Arial1" fo:font-size="16pt" fo:font-style="normal" officeooo:rsid="003b5ac6" officeooo:paragraph-rsid="003b5ac6" style:font-size-asian="16pt" style:font-style-asian="normal" style:font-size-complex="16pt" style:font-style-complex="normal"/>
    </style:style>
    <style:style style:name="P31" style:family="paragraph" style:parent-style-name="Text">
      <style:text-properties fo:color="#000000" style:font-name="Arial1" fo:font-size="16pt" fo:font-style="normal" fo:font-weight="normal" officeooo:rsid="003b5ac6" officeooo:paragraph-rsid="003c3e96" style:font-size-asian="16pt" style:font-style-asian="normal" style:font-weight-asian="normal" style:font-size-complex="16pt" style:font-style-complex="normal" style:font-weight-complex="normal"/>
    </style:style>
    <style:style style:name="P32" style:family="paragraph" style:parent-style-name="Text">
      <style:text-properties fo:color="#000000" style:font-name="Arial1" fo:font-size="16pt" fo:font-style="normal" fo:font-weight="normal" officeooo:rsid="00387fd9" officeooo:paragraph-rsid="003c3e96" style:font-size-asian="16pt" style:font-style-asian="normal" style:font-weight-asian="normal" style:font-size-complex="16pt" style:font-style-complex="normal" style:font-weight-complex="normal"/>
    </style:style>
    <style:style style:name="P33" style:family="paragraph" style:parent-style-name="Text">
      <style:text-properties fo:color="#000000" style:font-name="Arial1" fo:font-size="16pt" fo:font-style="normal" fo:font-weight="normal" officeooo:rsid="003c3e96" officeooo:paragraph-rsid="003c3e96" style:font-size-asian="16pt" style:font-style-asian="normal" style:font-weight-asian="normal" style:font-size-complex="16pt" style:font-style-complex="normal" style:font-weight-complex="normal"/>
    </style:style>
    <style:style style:name="P34" style:family="paragraph" style:parent-style-name="Text">
      <style:text-properties fo:color="#000000" style:font-name="Arial1" fo:font-size="16pt" fo:font-style="normal" fo:font-weight="normal" officeooo:rsid="003d4abd" officeooo:paragraph-rsid="003d4abd" style:font-size-asian="16pt" style:font-style-asian="normal" style:font-weight-asian="normal" style:font-size-complex="16pt" style:font-style-complex="normal" style:font-weight-complex="normal"/>
    </style:style>
    <style:style style:name="P35" style:family="paragraph" style:parent-style-name="Text">
      <style:text-properties fo:color="#000000" style:font-name="Arial1" fo:font-size="16pt" fo:font-style="normal" fo:font-weight="normal" officeooo:rsid="003d5ad3" officeooo:paragraph-rsid="003d5ad3" style:font-size-asian="16pt" style:font-style-asian="normal" style:font-weight-asian="normal" style:font-size-complex="16pt" style:font-style-complex="normal" style:font-weight-complex="normal"/>
    </style:style>
    <style:style style:name="P36" style:family="paragraph" style:parent-style-name="Text">
      <style:text-properties fo:color="#000000" style:font-name="Arial" fo:font-size="12pt" fo:font-style="normal" fo:font-weight="normal" officeooo:rsid="003d5ad3" officeooo:paragraph-rsid="003d5ad3" style:font-size-asian="12pt" style:font-style-asian="normal" style:font-weight-asian="normal" style:font-size-complex="12pt" style:font-style-complex="normal" style:font-weight-complex="normal"/>
    </style:style>
    <style:style style:name="P37" style:family="paragraph" style:parent-style-name="Text">
      <style:text-properties fo:color="#000000" style:font-name="Arial" fo:font-size="12pt" fo:font-style="normal" fo:font-weight="normal" officeooo:rsid="003d7a2b" officeooo:paragraph-rsid="003d7a2b" style:font-size-asian="12pt" style:font-style-asian="normal" style:font-weight-asian="normal" style:font-size-complex="12pt" style:font-style-complex="normal" style:font-weight-complex="normal"/>
    </style:style>
    <style:style style:name="P38" style:family="paragraph" style:parent-style-name="Text">
      <style:text-properties fo:color="#000000" style:font-name="Arial" fo:font-size="12pt" fo:font-style="normal" fo:font-weight="normal" officeooo:rsid="003f0ec7" officeooo:paragraph-rsid="003f0ec7" style:font-size-asian="12pt" style:font-style-asian="normal" style:font-weight-asian="normal" style:font-size-complex="12pt" style:font-style-complex="normal" style:font-weight-complex="normal"/>
    </style:style>
    <style:style style:name="P39" style:family="paragraph" style:parent-style-name="Text">
      <style:text-properties fo:color="#000000" style:font-name="Arial" fo:font-size="12pt" fo:font-style="normal" fo:font-weight="bold" officeooo:rsid="003d7a2b" officeooo:paragraph-rsid="003d7a2b" style:font-size-asian="12pt" style:font-style-asian="normal" style:font-weight-asian="bold" style:font-size-complex="12pt" style:font-style-complex="normal" style:font-weight-complex="bold"/>
    </style:style>
    <style:style style:name="P40" style:family="paragraph" style:parent-style-name="Source_20_Code">
      <style:text-properties style:font-name="Source Code Pro" fo:font-size="10pt" style:font-size-asian="10pt" style:font-size-complex="10pt"/>
    </style:style>
    <style:style style:name="P41" style:family="paragraph" style:parent-style-name="Source_20_Code">
      <style:text-properties style:font-name="Source Code Pro" fo:font-size="9pt" style:font-size-asian="9pt" style:font-size-complex="9pt"/>
    </style:style>
    <style:style style:name="P42" style:family="paragraph" style:parent-style-name="Source_20_Code">
      <style:text-properties style:font-name="Source Code Pro" fo:font-size="9pt" officeooo:paragraph-rsid="003c3e96" style:font-size-asian="9pt" style:font-size-complex="9pt"/>
    </style:style>
    <style:style style:name="P43" style:family="paragraph" style:parent-style-name="Source_20_Code">
      <style:text-properties style:font-name="Source Code Pro" fo:font-size="9pt" officeooo:rsid="0043baab" officeooo:paragraph-rsid="0043baab" style:font-size-asian="9pt" style:font-size-complex="9pt"/>
    </style:style>
    <style:style style:name="P44" style:family="paragraph" style:parent-style-name="Source_20_Code">
      <style:text-properties fo:color="#000000" style:font-name="Source Code Pro" fo:font-size="9pt" fo:font-style="normal" fo:font-weight="normal" officeooo:rsid="003c3e96" officeooo:paragraph-rsid="003c3e96" style:font-size-asian="9pt" style:font-style-asian="normal" style:font-weight-asian="normal" style:font-size-complex="9pt" style:font-style-complex="normal" style:font-weight-complex="normal"/>
    </style:style>
    <style:style style:name="P45" style:family="paragraph" style:parent-style-name="Text">
      <style:paragraph-properties fo:break-before="page"/>
      <style:text-properties fo:color="#000000" style:font-name="Arial1" fo:font-size="10pt" fo:font-style="normal" officeooo:rsid="0035c45c" officeooo:paragraph-rsid="00387fd9" style:font-size-asian="10pt" style:font-style-asian="normal" style:font-size-complex="10pt" style:font-style-complex="normal"/>
    </style:style>
    <style:style style:name="P46" style:family="paragraph" style:parent-style-name="Text">
      <style:paragraph-properties fo:break-before="page"/>
      <style:text-properties fo:color="#000000" style:font-name="Arial1" fo:font-size="10pt" fo:font-style="normal" officeooo:rsid="0035c45c" officeooo:paragraph-rsid="003b5ac6" style:font-size-asian="10pt" style:font-style-asian="normal" style:font-size-complex="10pt" style:font-style-complex="normal"/>
    </style:style>
    <style:style style:name="P47" style:family="paragraph" style:parent-style-name="Text">
      <style:paragraph-properties fo:break-before="page"/>
      <style:text-properties fo:color="#000000" style:font-name="Arial1" fo:font-size="12pt" fo:font-style="normal" officeooo:rsid="0035c45c" officeooo:paragraph-rsid="003c3e96" style:font-size-asian="12pt" style:font-style-asian="normal" style:font-size-complex="12pt" style:font-style-complex="normal"/>
    </style:style>
    <style:style style:name="P48" style:family="paragraph" style:parent-style-name="Text">
      <style:paragraph-properties fo:break-before="page"/>
      <style:text-properties fo:color="#000000" style:font-name="Arial1" fo:font-size="12pt" fo:font-style="normal" officeooo:rsid="0035c45c" officeooo:paragraph-rsid="003d4abd" style:font-size-asian="12pt" style:font-style-asian="normal" style:font-size-complex="12pt" style:font-style-complex="normal"/>
    </style:style>
    <style:style style:name="P49" style:family="paragraph" style:parent-style-name="Text">
      <style:paragraph-properties fo:break-before="page"/>
      <style:text-properties fo:color="#000000" style:font-name="Arial1" fo:font-size="12pt" fo:font-style="normal" officeooo:rsid="0035c45c" officeooo:paragraph-rsid="003d5ad3" style:font-size-asian="12pt" style:font-style-asian="normal" style:font-size-complex="12pt" style:font-style-complex="normal"/>
    </style:style>
    <style:style style:name="P50" style:family="paragraph" style:parent-style-name="Text">
      <style:paragraph-properties fo:break-before="page"/>
      <style:text-properties fo:color="#000000" style:font-name="Arial1" fo:font-size="12pt" fo:font-style="normal" officeooo:rsid="003d5ad3" officeooo:paragraph-rsid="003d7a2b" style:font-size-asian="12pt" style:font-style-asian="normal" style:font-size-complex="12pt" style:font-style-complex="normal"/>
    </style:style>
    <style:style style:name="P51" style:family="paragraph" style:parent-style-name="Text">
      <style:text-properties fo:color="#000000" style:font-name="Arial1" fo:font-style="normal" officeooo:rsid="00387fd9" officeooo:paragraph-rsid="00454821" style:font-style-asian="normal" style:font-style-complex="normal"/>
    </style:style>
    <style:style style:name="P52" style:family="paragraph" style:parent-style-name="Text">
      <style:text-properties fo:color="#000000" style:font-name="Arial1" fo:font-style="normal" officeooo:rsid="0036bf26" officeooo:paragraph-rsid="0041f2a9" style:font-style-asian="normal" style:font-style-complex="normal"/>
    </style:style>
    <style:style style:name="P53" style:family="paragraph" style:parent-style-name="Text" style:list-style-name="L1">
      <style:text-properties fo:color="#000000" style:font-name="Arial1" fo:font-style="normal" fo:font-weight="normal" officeooo:rsid="00398ad8" officeooo:paragraph-rsid="00398ad8" style:font-style-asian="normal" style:font-weight-asian="normal" style:font-style-complex="normal" style:font-weight-complex="normal"/>
    </style:style>
    <style:style style:name="P54" style:family="paragraph" style:parent-style-name="Text" style:list-style-name="L2">
      <style:text-properties fo:color="#000000" style:font-name="Arial1" fo:font-size="12pt" fo:font-style="normal" officeooo:rsid="003d5ad3" officeooo:paragraph-rsid="003d7a2b" style:font-size-asian="12pt" style:font-style-asian="normal" style:font-size-complex="12pt" style:font-style-complex="normal"/>
    </style:style>
    <style:style style:name="P55" style:family="paragraph" style:parent-style-name="Text" style:list-style-name="L2">
      <style:text-properties fo:color="#000000" style:font-name="Arial1" fo:font-size="12pt" fo:font-style="normal" officeooo:rsid="003d5ad3" officeooo:paragraph-rsid="003f0ec7" style:font-size-asian="12pt" style:font-style-asian="normal" style:font-size-complex="12pt" style:font-style-complex="normal"/>
    </style:style>
    <style:style style:name="P56" style:family="paragraph" style:parent-style-name="Text">
      <style:text-properties fo:color="#000000" style:font-name="Arial1" fo:font-size="12pt" fo:font-style="normal" officeooo:rsid="003d5ad3" officeooo:paragraph-rsid="003d5ad3" style:font-size-asian="12pt" style:font-style-asian="normal" style:font-size-complex="12pt" style:font-style-complex="normal"/>
    </style:style>
    <style:style style:name="P57" style:family="paragraph" style:parent-style-name="Text">
      <style:text-properties fo:color="#000000" style:font-name="Arial1" fo:font-size="12pt" fo:font-style="normal" officeooo:rsid="003b5ac6" officeooo:paragraph-rsid="003b5ac6" style:font-size-asian="12pt" style:font-style-asian="normal" style:font-size-complex="12pt" style:font-style-complex="normal"/>
    </style:style>
    <style:style style:name="P58" style:family="paragraph" style:parent-style-name="Text">
      <style:text-properties fo:color="#000000" style:font-name="Arial1" fo:font-size="12pt" fo:font-style="normal" officeooo:rsid="003b5ac6" officeooo:paragraph-rsid="0046a31c" style:font-size-asian="12pt" style:font-style-asian="normal" style:font-size-complex="12pt" style:font-style-complex="normal"/>
    </style:style>
    <style:style style:name="P59" style:family="paragraph" style:parent-style-name="Text">
      <style:text-properties fo:color="#000000" style:font-name="Arial1" fo:font-size="12pt" fo:font-style="normal" fo:font-weight="normal" officeooo:rsid="003d4abd" officeooo:paragraph-rsid="003d4abd" style:font-size-asian="12pt" style:font-style-asian="normal" style:font-weight-asian="normal" style:font-size-complex="12pt" style:font-style-complex="normal" style:font-weight-complex="normal"/>
    </style:style>
    <style:style style:name="P60" style:family="paragraph" style:parent-style-name="Text">
      <style:text-properties fo:color="#000000" style:font-name="Arial1" fo:font-size="12pt" fo:font-style="normal" fo:font-weight="normal" officeooo:rsid="003d4abd" officeooo:paragraph-rsid="00479607" style:font-size-asian="12pt" style:font-style-asian="normal" style:font-weight-asian="normal" style:font-size-complex="12pt" style:font-style-complex="normal" style:font-weight-complex="normal"/>
    </style:style>
    <style:style style:name="P61" style:family="paragraph" style:parent-style-name="Text">
      <style:text-properties fo:color="#000000" style:font-name="Arial1" fo:font-size="12pt" fo:font-style="normal" fo:font-weight="normal" officeooo:rsid="00479607" officeooo:paragraph-rsid="00479607" style:font-size-asian="12pt" style:font-style-asian="normal" style:font-weight-asian="normal" style:font-size-complex="12pt" style:font-style-complex="normal" style:font-weight-complex="normal"/>
    </style:style>
    <style:style style:name="P62" style:family="paragraph" style:parent-style-name="Text">
      <style:text-properties fo:color="#000000" style:font-name="Arial1" fo:font-size="12pt" fo:font-style="normal" fo:font-weight="normal" officeooo:rsid="00387fd9" officeooo:paragraph-rsid="00479607" style:font-size-asian="12pt" style:font-style-asian="normal" style:font-weight-asian="normal" style:font-size-complex="12pt" style:font-style-complex="normal" style:font-weight-complex="normal"/>
    </style:style>
    <style:style style:name="P63" style:family="paragraph" style:parent-style-name="Text">
      <style:text-properties fo:color="#000000" style:font-name="Arial" fo:font-size="12pt" fo:font-style="normal" officeooo:rsid="003d7a2b" officeooo:paragraph-rsid="003d7a2b" style:font-size-asian="12pt" style:font-style-asian="normal" style:font-size-complex="12pt" style:font-style-complex="normal"/>
    </style:style>
    <style:style style:name="P64" style:family="paragraph" style:parent-style-name="Text">
      <style:text-properties fo:color="#000000" style:font-name="Arial" fo:font-size="12pt" fo:font-style="normal" officeooo:rsid="00479607" officeooo:paragraph-rsid="00479607" style:font-size-asian="12pt" style:font-style-asian="normal" style:font-size-complex="12pt" style:font-style-complex="normal"/>
    </style:style>
    <style:style style:name="P65" style:family="paragraph" style:parent-style-name="Text">
      <style:text-properties fo:color="#000000" style:font-name="Arial" fo:font-size="12pt" fo:font-style="normal" officeooo:rsid="0048b92b" officeooo:paragraph-rsid="0048b92b" style:font-size-asian="12pt" style:font-style-asian="normal" style:font-size-complex="12pt" style:font-style-complex="normal"/>
    </style:style>
    <style:style style:name="P66" style:family="paragraph" style:parent-style-name="Text" style:master-page-name="Standard">
      <style:paragraph-properties style:page-number="auto"/>
      <style:text-properties fo:color="#000000" style:font-name="Arial1" fo:font-size="16pt" fo:font-style="normal" officeooo:rsid="0036bf26" officeooo:paragraph-rsid="0035c45c" style:font-size-asian="16pt" style:font-style-asian="normal" style:font-size-complex="16pt" style:font-style-complex="normal"/>
    </style:style>
    <style:style style:name="P67" style:family="paragraph" style:parent-style-name="Text">
      <style:paragraph-properties fo:break-before="page"/>
      <style:text-properties fo:color="#000000" style:font-name="Arial1" fo:font-size="12pt" fo:font-style="normal" officeooo:rsid="0035c45c" officeooo:paragraph-rsid="003c3e96" style:font-size-asian="12pt" style:font-style-asian="normal" style:font-size-complex="12pt" style:font-style-complex="normal"/>
    </style:style>
    <style:style style:name="P68" style:family="paragraph" style:parent-style-name="Text">
      <style:paragraph-properties fo:break-before="page"/>
      <style:text-properties fo:color="#000000" style:font-name="Arial1" fo:font-size="12pt" fo:font-style="normal" officeooo:rsid="0035c45c" officeooo:paragraph-rsid="003d4abd" style:font-size-asian="12pt" style:font-style-asian="normal" style:font-size-complex="12pt" style:font-style-complex="normal"/>
    </style:style>
    <style:style style:name="P69" style:family="paragraph" style:parent-style-name="Text">
      <style:paragraph-properties fo:break-before="page"/>
      <style:text-properties fo:color="#000000" style:font-name="Arial1" fo:font-size="12pt" fo:font-style="normal" officeooo:rsid="003d5ad3" officeooo:paragraph-rsid="003d5ad3" style:font-size-asian="12pt" style:font-style-asian="normal" style:font-size-complex="12pt" style:font-style-complex="normal"/>
    </style:style>
    <style:style style:name="P70" style:family="paragraph" style:parent-style-name="Source_20_Code">
      <style:text-properties style:font-name="Source Code Pro" fo:font-size="10pt" style:font-size-asian="10pt" style:font-size-complex="10pt"/>
    </style:style>
    <style:style style:name="P71" style:family="paragraph" style:parent-style-name="Source_20_Code">
      <style:text-properties style:font-name="Source Code Pro" fo:font-size="10pt" officeooo:rsid="00454821" officeooo:paragraph-rsid="00454821" style:font-size-asian="10pt" style:font-size-complex="10pt"/>
    </style:style>
    <style:style style:name="P72" style:family="paragraph" style:parent-style-name="Source_20_Code">
      <style:text-properties style:font-name="Source Code Pro" fo:font-size="10pt" officeooo:paragraph-rsid="0046a31c" style:font-size-asian="10pt" style:font-size-complex="10pt"/>
    </style:style>
    <style:style style:name="P73" style:family="paragraph" style:parent-style-name="Source_20_Code">
      <style:paragraph-properties fo:break-before="page"/>
      <style:text-properties style:font-name="Source Code Pro" fo:font-size="10pt" officeooo:rsid="00454821" officeooo:paragraph-rsid="00454821" style:font-size-asian="10pt" style:font-size-complex="10pt"/>
    </style:style>
    <style:style style:name="T1" style:family="text">
      <style:text-properties fo:font-weight="normal" style:font-weight-asian="normal" style:font-weight-complex="normal"/>
    </style:style>
    <style:style style:name="T2" style:family="text">
      <style:text-properties fo:font-weight="normal" officeooo:rsid="003c3e96" style:font-weight-asian="normal" style:font-weight-complex="normal"/>
    </style:style>
    <style:style style:name="T3" style:family="text">
      <style:text-properties fo:font-weight="normal" officeooo:rsid="003d4abd" style:font-weight-asian="normal" style:font-weight-complex="normal"/>
    </style:style>
    <style:style style:name="T4" style:family="text">
      <style:text-properties fo:font-weight="normal" officeooo:rsid="003d5ad3" style:font-weight-asian="normal" style:font-weight-complex="normal"/>
    </style:style>
    <style:style style:name="T5" style:family="text">
      <style:text-properties fo:font-weight="normal" officeooo:rsid="0040d20a" style:font-weight-asian="normal" style:font-weight-complex="normal"/>
    </style:style>
    <style:style style:name="T6" style:family="text">
      <style:text-properties fo:font-weight="normal" officeooo:rsid="0048b92b" style:font-weight-asian="normal" style:font-weight-complex="normal"/>
    </style:style>
    <style:style style:name="T7" style:family="text">
      <style:text-properties fo:font-weight="normal" officeooo:rsid="0048c3dc" style:font-weight-asian="normal" style:font-weight-complex="normal"/>
    </style:style>
    <style:style style:name="T8" style:family="text">
      <style:text-properties officeooo:rsid="0036bf26"/>
    </style:style>
    <style:style style:name="T9" style:family="text">
      <style:text-properties fo:font-size="16pt" officeooo:rsid="0036bf26" style:font-size-asian="16pt" style:font-size-complex="16pt"/>
    </style:style>
    <style:style style:name="T10" style:family="text">
      <style:text-properties fo:font-size="16pt" officeooo:rsid="00387fd9" style:font-size-asian="16pt" style:font-size-complex="16pt"/>
    </style:style>
    <style:style style:name="T11" style:family="text">
      <style:text-properties fo:font-size="16pt" officeooo:rsid="003b5ac6" style:font-size-asian="16pt" style:font-size-complex="16pt"/>
    </style:style>
    <style:style style:name="T12" style:family="text">
      <style:text-properties fo:font-size="16pt" fo:font-weight="normal" style:font-size-asian="16pt" style:font-weight-asian="normal" style:font-size-complex="16pt" style:font-weight-complex="normal"/>
    </style:style>
    <style:style style:name="T13" style:family="text">
      <style:text-properties fo:font-size="16pt" fo:font-weight="normal" officeooo:rsid="00387fd9" style:font-size-asian="16pt" style:font-weight-asian="normal" style:font-size-complex="16pt" style:font-weight-complex="normal"/>
    </style:style>
    <style:style style:name="T14" style:family="text">
      <style:text-properties fo:font-size="16pt" fo:font-weight="normal" officeooo:rsid="003b5ac6" style:font-size-asian="16pt" style:font-weight-asian="normal" style:font-size-complex="16pt" style:font-weight-complex="normal"/>
    </style:style>
    <style:style style:name="T15" style:family="text">
      <style:text-properties fo:font-size="16pt" fo:font-weight="normal" officeooo:rsid="003c3e96" style:font-size-asian="16pt" style:font-weight-asian="normal" style:font-size-complex="16pt" style:font-weight-complex="normal"/>
    </style:style>
    <style:style style:name="T16" style:family="text">
      <style:text-properties fo:font-size="16pt" fo:font-weight="normal" officeooo:rsid="003d4abd" style:font-size-asian="16pt" style:font-weight-asian="normal" style:font-size-complex="16pt" style:font-weight-complex="normal"/>
    </style:style>
    <style:style style:name="T17" style:family="text">
      <style:text-properties fo:font-size="16pt" fo:font-weight="normal" officeooo:rsid="003d5ad3" style:font-size-asian="16pt" style:font-weight-asian="normal" style:font-size-complex="16pt" style:font-weight-complex="normal"/>
    </style:style>
    <style:style style:name="T18" style:family="text">
      <style:text-properties fo:font-size="16pt" fo:font-weight="normal" officeooo:rsid="003d7a2b" style:font-size-asian="16pt" style:font-weight-asian="normal" style:font-size-complex="16pt" style:font-weight-complex="normal"/>
    </style:style>
    <style:style style:name="T19" style:family="text">
      <style:text-properties fo:font-size="16pt" fo:font-weight="normal" officeooo:rsid="00479607" style:font-size-asian="16pt" style:font-weight-asian="normal" style:font-size-complex="16pt" style:font-weight-complex="normal"/>
    </style:style>
    <style:style style:name="T20" style:family="text">
      <style:text-properties fo:font-size="16pt" fo:font-weight="normal" officeooo:rsid="0048b92b" style:font-size-asian="16pt" style:font-weight-asian="normal" style:font-size-complex="16pt" style:font-weight-complex="normal"/>
    </style:style>
    <style:style style:name="T21" style:family="text">
      <style:text-properties fo:font-weight="bold" style:font-weight-asian="bold" style:font-weight-complex="bold"/>
    </style:style>
    <style:style style:name="T22" style:family="text">
      <style:text-properties fo:font-weight="bold" officeooo:rsid="003c3e96" style:font-weight-asian="bold" style:font-weight-complex="bold"/>
    </style:style>
    <style:style style:name="T23" style:family="text">
      <style:text-properties fo:font-weight="bold" officeooo:rsid="0048c3dc" style:font-weight-asian="bold" style:font-weight-complex="bold"/>
    </style:style>
    <style:style style:name="T24" style:family="text">
      <style:text-properties officeooo:rsid="003c3e96"/>
    </style:style>
    <style:style style:name="T25" style:family="text">
      <style:text-properties style:font-name="Arial"/>
    </style:style>
    <style:style style:name="T26" style:family="text">
      <style:text-properties style:font-name="Arial" fo:font-weight="normal" style:font-weight-asian="normal" style:font-weight-complex="normal"/>
    </style:style>
    <style:style style:name="T27" style:family="text">
      <style:text-properties style:font-name="Arial" fo:font-weight="normal" officeooo:rsid="003d7a2b" style:font-weight-asian="normal" style:font-weight-complex="normal"/>
    </style:style>
    <style:style style:name="T28" style:family="text">
      <style:text-properties style:font-name="Arial" fo:font-weight="normal" officeooo:rsid="003f0ec7" style:font-weight-asian="normal" style:font-weight-complex="normal"/>
    </style:style>
    <style:style style:name="T29" style:family="text">
      <style:text-properties style:font-name="Arial" fo:font-weight="bold" style:font-weight-asian="bold" style:font-weight-complex="bold"/>
    </style:style>
    <style:style style:name="T30" style:family="text">
      <style:text-properties style:font-name="Arial" fo:font-weight="bold" officeooo:rsid="003d7a2b" style:font-weight-asian="bold" style:font-weight-complex="bold"/>
    </style:style>
    <style:style style:name="T31" style:family="text">
      <style:text-properties officeooo:rsid="0040d20a"/>
    </style:style>
    <style:style style:name="T32" style:family="text">
      <style:text-properties officeooo:rsid="00437392"/>
    </style:style>
    <style:style style:name="T33" style:family="text">
      <style:text-properties officeooo:rsid="0043baab"/>
    </style:style>
    <style:style style:name="T34" style:family="text">
      <style:text-properties officeooo:rsid="00454821"/>
    </style:style>
    <style:style style:name="T35" style:family="text">
      <style:text-properties officeooo:rsid="0046a31c"/>
    </style:style>
    <style:style style:name="T36" style:family="text">
      <style:text-properties officeooo:rsid="00479607"/>
    </style:style>
    <style:style style:name="T37" style:family="text">
      <style:text-properties style:font-name="Arial1" fo:font-size="16pt" fo:font-weight="normal" officeooo:rsid="00387fd9" style:font-size-asian="16pt" style:font-weight-asian="normal" style:font-size-complex="16pt" style:font-weight-complex="normal"/>
    </style:style>
    <style:style style:name="T38" style:family="text">
      <style:text-properties style:font-name="Arial1" fo:font-size="16pt" fo:font-weight="normal" officeooo:rsid="003d5ad3" style:font-size-asian="16pt" style:font-weight-asian="normal" style:font-size-complex="16pt" style:font-weight-complex="normal"/>
    </style:style>
    <style:style style:name="T39" style:family="text">
      <style:text-properties style:font-name="Arial1" fo:font-size="16pt" fo:font-weight="normal" officeooo:rsid="0048b92b" style:font-size-asian="16pt" style:font-weight-asian="normal" style:font-size-complex="16pt" style:font-weight-complex="normal"/>
    </style:style>
    <style:style style:name="T40" style:family="text">
      <style:text-properties style:font-name="Arial1" fo:font-weight="normal" style:font-weight-asian="normal" style:font-weight-complex="normal"/>
    </style:style>
    <style:style style:name="T41" style:family="text">
      <style:text-properties style:font-name="Arial1" fo:font-weight="normal" officeooo:rsid="003d5ad3" style:font-weight-asian="normal" style:font-weight-complex="normal"/>
    </style:style>
    <style:style style:name="T42" style:family="text">
      <style:text-properties style:font-name="Arial1" fo:font-weight="normal" officeooo:rsid="0048c3dc" style:font-weight-asian="normal" style:font-weight-complex="normal"/>
    </style:style>
    <style:style style:name="T43" style:family="text">
      <style:text-properties style:font-name="Arial1"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6">New Stanford Pascal – Installation for MVS (TK4-) <text:span text:style-name="T32">- and z/OS</text:span></text:p>
      <text:p text:style-name="P2"/>
      <text:p text:style-name="P5">First of all: please excuse possible errors in my English; I am German and not a native English speaker … I will do the best I can. </text:p>
      <text:p text:style-name="P2"/>
      <text:p text:style-name="P3"><text:span text:style-name="T8">This new installation procedure was inspired by the video created by moshix (</text:span><text:a xlink:type="simple" xlink:href="https://www.youtube.com/watch?v=aU0kGtDUa7E" text:style-name="Internet_20_link" text:visited-style-name="Visited_20_Internet_20_Link"><text:span text:style-name="T8">https://www.youtube.com/watch?v=aU0kGtDUa7E</text:span></text:a><text:span text:style-name="T8">), who had some problems when he tried to install my compiler using the old installation guide. I tried to make it simpler and easier to use. Let‘s see if I was successful on this. <text:s/></text:span></text:p>
      <text:p text:style-name="P3"/>
      <text:p text:style-name="P7">To do the installation, you should refer to my GitHub repository <text:a xlink:type="simple" xlink:href="https://github.com/StanfordPascal/Pascal" text:style-name="Internet_20_link" text:visited-style-name="Visited_20_Internet_20_Link">https://github.com/StanfordPascal/Pascal</text:a>. It contains all the Pascal development stuff, including scripts and testcases and so on. You could download the whole repository as a ZIP file or simply pull it to your maschine; it is not that large. </text:p>
      <text:p text:style-name="P7"/>
      <text:p text:style-name="P7">For the MVS installation, you have to use the mvsinst subdirectory only; <text:span text:style-name="T31">you can </text:span>simply ignore all the rest. </text:p>
      <text:p text:style-name="P5"/>
      <text:p text:style-name="P5">The mvsinst subdirectory <text:span text:style-name="T33">should look similar to </text:span>this:<text:line-break/></text:p>
      <text:p text:style-name="P71"><text:s/>Verzeichnis von c:\work\pascal\work\mvsinst</text:p>
      <text:p text:style-name="P71"/>
      <text:p text:style-name="P71">12.02.2018 <text:s/>22:08 <text:s text:c="3"/>&lt;DIR&gt; <text:s text:c="9"/>.</text:p>
      <text:p text:style-name="P71">12.02.2018 <text:s/>22:08 <text:s text:c="3"/>&lt;DIR&gt; <text:s text:c="9"/>..</text:p>
      <text:p text:style-name="P71">12.02.2018 <text:s/>21:56 <text:s text:c="14"/>420 copyjob.cmd</text:p>
      <text:p text:style-name="P71">12.02.2018 <text:s/>20:35 <text:s text:c="14"/>111 copyload.cmd</text:p>
      <text:p text:style-name="P71">14.04.2017 <text:s/>13:58 <text:s text:c="14"/>431 copymvs.cmd</text:p>
      <text:p text:style-name="P71">12.02.2018 <text:s/>14:45 <text:s text:c="12"/>1.770 copymvs.rex</text:p>
      <text:p text:style-name="P71">08.12.2017 <text:s/>14:49 <text:s text:c="11"/>30.143 external_procedures.odt</text:p>
      <text:p text:style-name="P71">08.12.2017 <text:s/>14:49 <text:s text:c="11"/>72.047 external_procedures.pdf</text:p>
      <text:p text:style-name="P71">11.02.2018 <text:s/>19:59 <text:s text:c="11"/>29.031 installation_guide_mvs.odt</text:p>
      <text:p text:style-name="P71">08.12.2017 <text:s/>13:15 <text:s text:c="11"/>89.248 installation_guide_mvs.pdf</text:p>
      <text:p text:style-name="P71">07.10.2011 <text:s/>20:07 <text:s text:c="11"/>61.440 nc.exe</text:p>
      <text:p text:style-name="P71">12.02.2018 <text:s/>00:44 <text:s text:c="12"/>4.175 pasalloc.job</text:p>
      <text:p text:style-name="P71">12.02.2018 <text:s/>21:22 <text:s text:c="8"/>6.863.466 pascal1.txt</text:p>
      <text:p text:style-name="P71">12.02.2018 <text:s/>21:21 <text:s text:c="10"/>942.361 pascal2.txt</text:p>
      <text:p text:style-name="P71">12.02.2018 <text:s/>21:21 <text:s text:c="8"/>3.146.290 pascal3.txt</text:p>
      <text:p text:style-name="P71">12.02.2018 <text:s/>00:44 <text:s text:c="12"/>2.002 pasdel.job</text:p>
      <text:p text:style-name="P71">12.02.2018 <text:s/>22:06 <text:s text:c="12"/>4.323 pasdown1.job</text:p>
      <text:p text:style-name="P71">12.02.2018 <text:s/>21:15 <text:s text:c="11"/>11.442 pasdown2.job</text:p>
      <text:p text:style-name="P71">12.02.2018 <text:s/>20:53 <text:s text:c="12"/>3.100 pasdown3.job</text:p>
      <text:p text:style-name="P73"><text:line-break/>(continued) <text:line-break/><text:line-break/></text:p>
      <text:p text:style-name="P71">08.12.2017 <text:s/>00:10 <text:s text:c="14"/>780 PASINST1.JOB</text:p>
      <text:p text:style-name="P71">07.12.2017 <text:s/>22:56 <text:s text:c="12"/>2.918 PASINST2.JOB</text:p>
      <text:p text:style-name="P71">07.12.2017 <text:s/>23:54 <text:s text:c="11"/>39.760 PASLIBX.OBJ</text:p>
      <text:p text:style-name="P71">12.02.2018 <text:s/>21:55 <text:s text:c="12"/>1.565 pasload1.job</text:p>
      <text:p text:style-name="P71">12.02.2018 <text:s/>21:54 <text:s text:c="12"/>1.411 pasload2.job</text:p>
      <text:p text:style-name="P71">12.02.2018 <text:s/>21:51 <text:s text:c="12"/>1.363 pasload3.job</text:p>
      <text:p text:style-name="P71">07.12.2017 <text:s/>23:54 <text:s text:c="11"/>31.600 PASMONN.OBJ</text:p>
      <text:p text:style-name="P71">07.12.2017 <text:s/>23:54 <text:s text:c="11"/>37.680 PASSNAP.OBJ</text:p>
      <text:p text:style-name="P71">07.12.2017 <text:s/>23:54 <text:s text:c="11"/>17.760 PASUTILS.OBJ</text:p>
      <text:p text:style-name="P71">07.12.2017 <text:s/>23:54 <text:s text:c="11"/>10.800 SPLITMVS.OBJ</text:p>
      <text:p text:style-name="P71">11.02.2018 <text:s/>23:26 <text:s text:c="11"/>14.703 splitmvs.pas</text:p>
      <text:p text:style-name="P71">12.02.2018 <text:s/>09:19 <text:s text:c="14"/>253 submvs.cmd</text:p>
      <text:p text:style-name="P71"><text:s text:c="14"/>31 Datei(en), <text:s text:c="4"/>11.424.076 Bytes</text:p>
      <text:p text:style-name="P71"><text:s text:c="15"/>2 Verzeichnis(se), 232.976.420.864 Bytes frei</text:p>
      <text:p text:style-name="P40"/>
      <text:p text:style-name="P40"/>
      <text:p text:style-name="P51">Most important <text:span text:style-name="T34">are </text:span>the file<text:span text:style-name="T34">s</text:span> PASCAL<text:span text:style-name="T34">1</text:span>.TXT, <text:span text:style-name="T34">PASCAL2.TXT and PASCAL3.TXT</text:span>, which contain all the stuff coded <text:span text:style-name="T34">as textfiles</text:span>. <text:span text:style-name="T34">It was necessary to make three parts, because I had problems with space on TK4-, if all was in one large file. </text:span></text:p>
      <text:p text:style-name="P51"/>
      <text:p text:style-name="P51"><text:span text:style-name="T34">PASCAL1.TXT – contains the compiler and the runtime (mandatory)<text:line-break/>PASCAL2.TXT – contains test programs and job control to compile them <text:line-break/>PASCAL3.TXT – contains older versions of the compiler (1979, 1982, 2012) <text:line-break/><text:tab/><text:tab/><text:tab/>and more sample programs </text:span><text:line-break/><text:line-break/><text:line-break/>The OBJ files are FB 80 object files, which should be transferred to the TK4- machine in binary and together make up a (Pascal) program which reads PASCALN.TXT and puts everything at the right place. The JOB files contain jobs to support the installation process. See more details on the following pages. </text:p>
      <text:p text:style-name="P15"/>
      <text:p text:style-name="P45"><text:span text:style-name="T10">Step 1: </text:span><text:span text:style-name="T11">Preparing the files for the u</text:span><text:span text:style-name="T10">pload to </text:span><text:span text:style-name="T9">TK4-</text:span></text:p>
      <text:p text:style-name="P6"/>
      <text:p text:style-name="P8">This is the step where you have to take most care, and where I have no control. <text:line-break/>The problems that moshix faced occurred here. </text:p>
      <text:p text:style-name="P6"/>
      <text:p text:style-name="P8">First of all: the text files are created on Windows, because that is the environment where I do my development (it works since 12.2016, when Stanford Pascal became first operational on Windows; I have two OS/2 machines, too, but I keep them for historical reasons, only, and my Linux machines are used for networking etc. throughout the house, but not for development at the moment – I only use them from time to time to verify that the compiler works there, too – same goes for OS/2). </text:p>
      <text:p text:style-name="P8"/>
      <text:p text:style-name="P9">So, if your preferred development environment is Unix or Linux, you should probably get rid of the 0x0d0a linends on my textfiles first (using, for example, the dos2unix utility). The textfiles are, of course, PASCAL<text:span text:style-name="T34">1.TXT, PASCAL2.TXT, PASCAL3</text:span>.TXT and all the files with the JOB extension. </text:p>
      <text:p text:style-name="P9"/>
      <text:p text:style-name="P9">After that, you could load the files to TK4- to <text:span text:style-name="T21">arbitrary datasets</text:span></text:p>
      <text:p text:style-name="P14"/>
      <text:p text:style-name="P11">All the files are <text:span text:style-name="T21">FB 80</text:span> (including PASCAL<text:span text:style-name="T34">x</text:span>.TXT), and from the directory listing on the previous page you can see how large they are. </text:p>
      <text:p text:style-name="P11"/>
      <text:p text:style-name="P11">For the names: </text:p>
      <text:p text:style-name="P11"/>
      <text:list xml:id="list771502316" text:style-name="L1">
        <text:list-item>
          <text:p text:style-name="P53">the target name of <text:span text:style-name="T34">the </text:span>PASCAL<text:span text:style-name="T34">x</text:span>.TXT <text:span text:style-name="T34">files </text:span>does not matter much, because you only have to change it in <text:span text:style-name="T34">three </text:span>place<text:span text:style-name="T34">s</text:span> <text:span text:style-name="T34">(the PASLOADn jobs) </text:span></text:p>
        </text:list-item>
        <text:list-item>
          <text:p text:style-name="P53">the preferred name for the dataset for the object files would be PASCALN.RUNTIME.TEXT, because the JOB PASINST1 builds the SPLITMVS load module from there (the object files need binary transfer, BTW)</text:p>
        </text:list-item>
      </text:list>
      <text:p text:style-name="P11"/>
      <text:p text:style-name="P11">but wait: first of all, you should decide (carefully), how the high level qualifier (HLQ) for your New Stanford Pascal compiler installation should be. </text:p>
      <text:p text:style-name="P11"/>
      <text:p text:style-name="P11">See next page. </text:p>
      <text:p text:style-name="P46"><text:span text:style-name="T10">Step </text:span><text:span text:style-name="T11">2</text:span><text:span text:style-name="T10">: </text:span><text:span text:style-name="T11">Choosing a HLQ for New Stanford Pascal </text:span></text:p>
      <text:p text:style-name="P12"/>
      <text:p text:style-name="P13">Choosing HLQ = PASCALN makes life easier; the distributed jobs will work without change, and the JCL procedures which are distributed in PASCALN.COMPILER.PROCLIB even need no change etc. </text:p>
      <text:p text:style-name="P13"/>
      <text:p text:style-name="P10"><text:span text:style-name="T1">Choosing another HLQ (for example HERC01) is possible, of course, but it requires you to change almost every installation job and you will have to specify the HLQ later on every compile job (or change the default in the procs</text:span><text:span text:style-name="T5">).</text:span></text:p>
      <text:p text:style-name="P13"/>
      <text:p text:style-name="P13">For the rest of this paper, I will assume that you choose the standard HLQ = PASCALN. </text:p>
      <text:p text:style-name="P13"/>
      <text:p text:style-name="P13"/>
      <text:p text:style-name="P4"><text:span text:style-name="T10">Step </text:span><text:span text:style-name="T11">3</text:span><text:span text:style-name="T10">: </text:span><text:span text:style-name="T11">Upload the JOB files to an arbitrary dataset</text:span></text:p>
      <text:p text:style-name="P30"/>
      <text:p text:style-name="P24">Choose or create a FB 80 dataset and load the Jobs from the mvsinst subdirectory there. The Jobs are: </text:p>
      <text:p text:style-name="P24"/>
      <text:p text:style-name="P72"><text:span text:style-name="T35">12.02.2018 <text:s/>00:44 <text:s text:c="12"/>4.175 pasalloc.job</text:span></text:p>
      <text:p text:style-name="P72"><text:span text:style-name="T35">12.02.2018 <text:s/>00:44 <text:s text:c="12"/>2.002 pasdel.job</text:span></text:p>
      <text:p text:style-name="P72"><text:span text:style-name="T35">12.02.2018 <text:s/>22:06 <text:s text:c="12"/>4.323 pasdown1.job</text:span></text:p>
      <text:p text:style-name="P72"><text:span text:style-name="T35">12.02.2018 <text:s/>21:15 <text:s text:c="11"/>11.442 pasdown2.job</text:span></text:p>
      <text:p text:style-name="P72"><text:span text:style-name="T35">12.02.2018 <text:s/>20:53 <text:s text:c="12"/>3.100 pasdown3.job</text:span></text:p>
      <text:p text:style-name="P72"><text:span text:style-name="T35">08.12.2017 <text:s/>00:10 <text:s text:c="14"/>780 PASINST1.JOB</text:span></text:p>
      <text:p text:style-name="P72"><text:span text:style-name="T35">07.12.2017 <text:s/>22:56 <text:s text:c="12"/>2.918 PASINST2.JOB</text:span></text:p>
      <text:p text:style-name="P72"><text:span text:style-name="T35">12.02.2018 <text:s/>21:55 <text:s text:c="12"/>1.565 pasload1.job</text:span></text:p>
      <text:p text:style-name="P72"><text:span text:style-name="T35">12.02.2018 <text:s/>21:54 <text:s text:c="12"/>1.411 pasload2.job</text:span></text:p>
      <text:p text:style-name="P72"><text:span text:style-name="T35">12.02.2018 <text:s/>21:51 <text:s text:c="12"/>1.363 pasload3.job</text:span></text:p>
      <text:p text:style-name="P72"/>
      <text:p text:style-name="P72"/>
      <text:p text:style-name="P57"><text:span text:style-name="T1">Take care: I would suggest </text:span><text:span text:style-name="T21">NOT to put these jobs into the target dataset PASCALN.COMPILER.CNTL</text:span><text:span text:style-name="T1"> (where they are located normally). Because if you do that and if you apply changes to your local copies of these jobs, these changes will <text:line-break/>later be overwritten by the installation procedure. So it is much better to load these jobs elsewhere (for example PASCALN.PRIVATE.CNTL). </text:span></text:p>
      <text:p text:style-name="P47"><text:span text:style-name="T13">Step </text:span><text:span text:style-name="T15">4</text:span><text:span text:style-name="T13">: </text:span><text:span text:style-name="T15">Delete an old installation using Job PASDEL</text:span></text:p>
      <text:p text:style-name="P31"/>
      <text:p text:style-name="P16"><text:span text:style-name="T2">This job deletes an old installation (if present). </text:span><text:span text:style-name="T22">Take care !!</text:span></text:p>
      <text:p text:style-name="P25"/>
      <text:p text:style-name="P58"><text:span text:style-name="T2">You will have to change the HLQ, if you didn‘t choose PASCALN. </text:span></text:p>
      <text:p text:style-name="P58"><text:span text:style-name="T2"/></text:p>
      <text:p text:style-name="P58"><text:span text:style-name="T2"/></text:p>
      <text:p text:style-name="P58"><text:span text:style-name="T1"><text:line-break/></text:span><text:span text:style-name="T13">Step </text:span><text:span text:style-name="T15">5</text:span><text:span text:style-name="T13">: </text:span><text:span text:style-name="T15">Create datasets for the Pascal system using Job PASALLOC</text:span></text:p>
      <text:p text:style-name="P31"/>
      <text:p text:style-name="P25">This job runs IEFBR14 and creates all missing datasets with the proper attributes. </text:p>
      <text:p text:style-name="P23"/>
      <text:p text:style-name="P23"><text:span text:style-name="T24">You will have to change the HLQ, if you didn‘t choose PASCALN. </text:span><text:line-break/></text:p>
      <text:p text:style-name="P25">When using PASCALN, you should have the following datasets after this step: </text:p>
      <text:p text:style-name="P25"/>
      <text:p text:style-name="P41"><text:s/>-------------------------------- <text:s/>RFE DSLIST <text:s/>--------------------- Row 1 of</text:p>
      <text:p text:style-name="P41"><text:s/>Command ===&gt; __________________________________________________ Scroll ===&gt; C</text:p>
      <text:p text:style-name="P41"><text:s/>S DATA-SET-NAME------------- VOLUME ALTRK USTRK ORG FRMT % XT LRECL BLKSZ REF</text:p>
      <text:p text:style-name="P41"><text:s/>' PASCALN.COMPILER.CNTL <text:s text:c="5"/>PUB013 <text:s text:c="3"/>15 <text:s text:c="4"/>4 PO <text:s/>FB <text:s/>26 <text:s/>1 <text:s text:c="3"/>80 19040 173</text:p>
      <text:p text:style-name="P41"><text:s/>' PASCALN.COMPILER.LOAD <text:s text:c="5"/>PUB013 <text:s text:c="3"/>30 <text:s text:c="3"/>24 PO <text:s/>U <text:s text:c="2"/>80 <text:s/>1 <text:s text:c="6"/>19069 173</text:p>
      <text:p text:style-name="P41"><text:s/>' PASCALN.COMPILER.MESSAGES <text:s/>PUB010 <text:s text:c="3"/>30 <text:s text:c="4"/>2 PO <text:s/>FB <text:s text:c="2"/>6 <text:s/>1 <text:s text:c="3"/>80 19040 173</text:p>
      <text:p text:style-name="P41"><text:s/>' PASCALN.COMPILER.PAS <text:s text:c="6"/>PUB003 <text:s text:c="2"/>300 <text:s text:c="2"/>210 PO <text:s/>FB <text:s/>70 <text:s/>2 <text:s text:c="3"/>80 19040 173</text:p>
      <text:p text:style-name="P41"><text:s/>' PASCALN.COMPILER.PROCLIB <text:s text:c="2"/>PUB002 <text:s text:c="3"/>15 <text:s text:c="4"/>1 PO <text:s/>FB <text:s text:c="2"/>6 <text:s/>1 <text:s text:c="3"/>80 19040 173</text:p>
      <text:p text:style-name="P41"><text:s/>' PASCALN.COMPILER.TEXT <text:s text:c="5"/>PUB001 <text:s text:c="3"/>48 <text:s text:c="3"/>30 PO <text:s/>FB <text:s/>62 <text:s/>2 <text:s text:c="3"/>80 19040 173</text:p>
      <text:p text:style-name="P41"><text:s/>' PASCALN.DBGINFO <text:s text:c="11"/>PUB011 <text:s text:c="3"/>24 <text:s text:c="3"/>10 PO <text:s/>FB <text:s/>41 <text:s/>1 <text:s text:c="3"/>80 19040 173</text:p>
      <text:p text:style-name="P43"><text:s/>' PASCALN.OLDCOMP.CNTL <text:s text:c="6"/>PUB013 <text:s text:c="2"/>300 <text:s text:c="4"/>1 PO <text:s/>FB <text:s text:c="2"/>0 <text:s/>1 <text:s text:c="3"/>80 19040 180</text:p>
      <text:p text:style-name="P43"><text:s/>' PASCALN.OLDCOMP.SAMPLE <text:s text:c="4"/>PUB013 <text:s text:c="2"/>300 <text:s text:c="3"/>57 PO <text:s/>FB <text:s/>19 <text:s/>1 <text:s text:c="3"/>80 19040 180</text:p>
      <text:p text:style-name="P43"><text:s/>' PASCALN.OLDCOMP.SOURCE <text:s text:c="4"/>PUB013 <text:s text:c="2"/>450 <text:s text:c="2"/>450 PO <text:s/>FB 100 16 <text:s text:c="3"/>80 19040 180</text:p>
      <text:p text:style-name="P41"><text:s/>' PASCALN.RUNTIME.ASM <text:s text:c="7"/>PUB000 <text:s text:c="3"/>60 <text:s text:c="3"/>31 PO <text:s/>FB <text:s/>51 <text:s/>2 <text:s text:c="3"/>80 19040 173</text:p>
      <text:p text:style-name="P41"><text:s/>' PASCALN.RUNTIME.LOAD <text:s text:c="6"/>PUB000 <text:s text:c="3"/>60 <text:s text:c="3"/>16 PO <text:s/>U <text:s text:c="2"/>26 <text:s/>1 <text:s text:c="6"/>19069 173</text:p>
      <text:p text:style-name="P43"><text:s/>' PASCALN.RUNTIME.MATHTEXT <text:s text:c="2"/>PUB001 <text:s text:c="3"/>24 <text:s text:c="4"/>7 PO <text:s/>FB <text:s/>29 <text:s/>1 <text:s text:c="3"/>80 19040 180</text:p>
      <text:p text:style-name="P41"><text:s/>' PASCALN.RUNTIME.TEXT <text:s text:c="6"/>PUB001 <text:s text:c="3"/>24 <text:s text:c="3"/>13 PO <text:s/>FB <text:s/>54 <text:s/>1 <text:s text:c="3"/>80 19040 173</text:p>
      <text:p text:style-name="P41"><text:s/>' PASCALN.TESTPGM.ASM <text:s text:c="7"/>PUB000 <text:s text:c="2"/>150 <text:s text:c="4"/>2 PO <text:s/>FB <text:s text:c="2"/>1 <text:s/>1 <text:s text:c="3"/>80 19040 173</text:p>
      <text:p text:style-name="P41"><text:s/>' PASCALN.TESTPGM.CNTL <text:s text:c="6"/>PUB000 <text:s text:c="2"/>150 <text:s text:c="4"/>7 PO <text:s/>FB <text:s text:c="2"/>4 <text:s/>1 <text:s text:c="3"/>80 19040 173</text:p>
      <text:p text:style-name="P41"><text:s/>' PASCALN.TESTPGM.LOAD <text:s text:c="6"/>PUB002 <text:s text:c="3"/>75 <text:s text:c="4"/>5 PO <text:s/>U <text:s text:c="3"/>6 <text:s/>1 <text:s text:c="6"/>19069 173</text:p>
      <text:p text:style-name="P41"><text:s/>' PASCALN.TESTPGM.PAS <text:s text:c="7"/>PUB011 <text:s text:c="3"/>60 <text:s text:c="3"/>45 PO <text:s/>FB <text:s/>75 <text:s/>1 <text:s text:c="3"/>80 19040 173</text:p>
      <text:p text:style-name="P41"><text:s/>' PASCALN.TESTPGM.TEXT <text:s text:c="6"/>PUB002 <text:s text:c="3"/>75 <text:s text:c="4"/>1 PO <text:s/>FB <text:s text:c="2"/>1 <text:s/>1 <text:s text:c="3"/>80 19040</text:p>
      <text:p text:style-name="P41"><text:s text:c="3"/>**END** <text:s text:c="3"/>TOTALS: <text:s text:c="3"/>5090 TRKS ALLOC <text:s text:c="6"/>756 TRKS USED <text:s text:c="5"/>32 EXTENTS</text:p>
      <text:p text:style-name="P32"/>
      <text:p text:style-name="P32"/>
      <text:p text:style-name="P47"><text:span text:style-name="T13">Step </text:span><text:span text:style-name="T15">6</text:span><text:span text:style-name="T13">: </text:span><text:span text:style-name="T15">Upload the OBJ files to</text:span><text:span text:style-name="T14"> </text:span><text:span text:style-name="T15">PASCALN.RUNTIME.TEXT</text:span></text:p>
      <text:p text:style-name="P33"/>
      <text:p text:style-name="P25">The OBJ files are needed to build the SPLITMVS utility that puts everything in the right place. So they first need to be FTPed (binary mode) to PASCALN.RUNTIME.TEXT. </text:p>
      <text:p text:style-name="P25"/>
      <text:p text:style-name="P25">These are the OBJ files: </text:p>
      <text:p text:style-name="P25"/>
      <text:p text:style-name="P42">07.12.2017 <text:s/>23:54 <text:s text:c="11"/>39.760 PASLIBX.OBJ</text:p>
      <text:p text:style-name="P42">07.12.2017 <text:s/>23:54 <text:s text:c="11"/>31.600 PASMONN.OBJ</text:p>
      <text:p text:style-name="P42">07.12.2017 <text:s/>23:54 <text:s text:c="11"/>37.680 PASSNAP.OBJ</text:p>
      <text:p text:style-name="P42">07.12.2017 <text:s/>23:54 <text:s text:c="11"/>17.760 PASUTILS.OBJ</text:p>
      <text:p text:style-name="P42">07.12.2017 <text:s/>23:54 <text:s text:c="11"/>10.800 SPLITMVS.OBJ</text:p>
      <text:p text:style-name="P44"/>
      <text:p text:style-name="P18"><text:span text:style-name="T1">(I always considered binary FTP as the hard part, but from the moshix experience I learned that this in fact was no problem at all.</text:span><text:span text:style-name="T3">)</text:span></text:p>
      <text:p text:style-name="P27"/>
      <text:p text:style-name="P27">PASCALN.RUNTIME.TEXT should look <text:span text:style-name="T33">similar to t</text:span>his after the upload: </text:p>
      <text:p text:style-name="P27"/>
      <text:p text:style-name="P41"><text:s/>PASCALN.RUNTIME.TEXT on PUB001 ------------------------------------- Row 1 of</text:p>
      <text:p text:style-name="P41"><text:s/>Command ===&gt; __________________________________________________ Scroll ===&gt; C</text:p>
      <text:p text:style-name="P41"><text:s text:c="3"/>_NAME___ <text:s text:c="2"/>_TTR__ VV.MM <text:s/>CREATED _____CHANGED_____ <text:s/>INIT _SIZE <text:s text:c="2"/>MOD __ID__</text:p>
      <text:p text:style-name="P41"><text:s/>. PASLIBX <text:s text:c="3"/>000101</text:p>
      <text:p text:style-name="P41"><text:s/>. PASMONN <text:s text:c="3"/>000301</text:p>
      <text:p text:style-name="P41"><text:s/>. PASSNAP <text:s text:c="3"/>000401</text:p>
      <text:p text:style-name="P41"><text:s/>. PASUTILS <text:s text:c="2"/>000601</text:p>
      <text:p text:style-name="P41"><text:s/>. SPLITMVS <text:s text:c="2"/>000603</text:p>
      <text:p text:style-name="P41"><text:s text:c="3"/>**END** <text:s text:c="3"/>000604 <text:s text:c="4"/>2017-12-07 PUB001 <text:s/>MOD <text:s text:c="18"/>IBMOSVS2</text:p>
      <text:p text:style-name="P41"/>
      <text:p text:style-name="P41"/>
      <text:p text:style-name="Source_20_Code"><text:s/></text:p>
      <text:p text:style-name="P17"><text:span text:style-name="T13">Step </text:span><text:span text:style-name="T16">7</text:span><text:span text:style-name="T13">: </text:span><text:span text:style-name="T16">Build the SPLITMVS load module using Job PASINST1</text:span></text:p>
      <text:p text:style-name="P34"/>
      <text:p text:style-name="P27">The Job PASINST1 builds the SPLITMVS load module from the OBJ files in PASCALN.RUNTIME.TEXT. This should be a no-brainer and complete with RC = 0. <text:line-break/>SPLITMVS will read PASCALN.TXT (see later) and put everything at the right place.<text:line-break/>SPLITMVS is a Pascal program, BTW. If you complete the installation successfully, you will see the source code of SPLITMVS on PASCALN.TESTPGM.PAS. </text:p>
      <text:p text:style-name="P48"><text:span text:style-name="T13">Step </text:span><text:span text:style-name="T16">8</text:span><text:span text:style-name="T13">: </text:span><text:span text:style-name="T16">Upload </text:span><text:span text:style-name="T19">the files </text:span><text:span text:style-name="T16">PASCAL</text:span><text:span text:style-name="T19">1</text:span><text:span text:style-name="T16">.TXT, </text:span><text:span text:style-name="T19">PASCAL2.TXT and PASCAL3.TXT</text:span><text:span text:style-name="T16"> to TK4-</text:span></text:p>
      <text:p text:style-name="P34"/>
      <text:p text:style-name="P27">The file<text:span text:style-name="T36">s</text:span> PASCAL<text:span text:style-name="T36">1</text:span>.TXT <text:span text:style-name="T36">thru PASCAL3.TXT </text:span>contain all the stuff and need to be loaded (before SPLITMVS) to an arbitrary dataset. This may be a member of a PO file or a sequential file. FB 80, in any case. You may choose any name you want. </text:p>
      <text:p text:style-name="P60"/>
      <text:p text:style-name="P60">The distributed job PASLOAD<text:span text:style-name="T36">1</text:span>, BTW, expects a PO dataset PASCALN.LOADFILE with a member called PASCAL<text:span text:style-name="T36">1</text:span>. So if you don‘t want to change anything, create this. <text:span text:style-name="T36">See PASLOAD2 for PASCAL2, PASLOAD3 for PASCAL3. </text:span></text:p>
      <text:p text:style-name="P60"/>
      <text:p text:style-name="P61">If you have problems with space on your TK4- installation (I had !), you could transfer one file after the other, run SPLITMVS, delete the file, reuse the space, and proceed with the next. (In the end, I added another DASD to my TK4- installation to have enough space for all the old compiler sources, for example). </text:p>
      <text:p text:style-name="P61"/>
      <text:p text:style-name="P61">Remember: </text:p>
      <text:p text:style-name="P61"/>
      <text:p text:style-name="P62"><text:span text:style-name="T34">PASCAL1.TXT – contains the compiler and the runtime (mandatory)<text:line-break/>PASCAL2.TXT – contains test programs and job control to compile them <text:line-break/>PASCAL3.TXT – contains older versions of the compiler (1979, 1982, 2012) <text:line-break/><text:tab/><text:tab/><text:tab/>and more sample programs </text:span><text:line-break/></text:p>
      <text:p text:style-name="P61">only PASCAL1.TXT is really mandatory to run and test the compiler. </text:p>
      <text:p text:style-name="P60"/>
      <text:p text:style-name="P27">(Once again: take care of the 0x0d chars on Linux/Unix; it is no bad idea to take a look at the target file on TK4- after the upload; SET HEX ON). </text:p>
      <text:p text:style-name="P48"><text:span text:style-name="T13">Step </text:span><text:span text:style-name="T16">9</text:span><text:span text:style-name="T13">: </text:span><text:span text:style-name="T16">Run </text:span><text:span text:style-name="T19">the </text:span><text:span text:style-name="T16">Job</text:span><text:span text:style-name="T19">s</text:span><text:span text:style-name="T16"> PASLOAD</text:span><text:span text:style-name="T19">1, PASLOAD2 and PASLOAD3</text:span><text:span text:style-name="T16"> (SPLITMVS) to put everything at the right place </text:span></text:p>
      <text:p text:style-name="P34"/>
      <text:p text:style-name="P27">The job<text:span text:style-name="T36">s</text:span> PASLOAD<text:span text:style-name="T36">1, PASLOAD2 and PASLOAD3</text:span> run the Pascal program SPLITMVS, which read<text:span text:style-name="T36">s</text:span> the PASCAL<text:span text:style-name="T36">x</text:span>.TXT file<text:span text:style-name="T36">s</text:span> and put<text:span text:style-name="T36">s</text:span> everything at the right place, including the still missing OBJ files, which are encoded in hex in the PASCAL<text:span text:style-name="T36">x</text:span>.TXT file<text:span text:style-name="T36">s</text:span>. </text:p>
      <text:p text:style-name="P27"/>
      <text:p text:style-name="P27">You will (maybe) have to change the name of the input file on the INPUT DD statement: </text:p>
      <text:p text:style-name="P27"/>
      <text:p text:style-name="P41">//********************************************************************</text:p>
      <text:p text:style-name="P41">//* assign input file here, should be sequential and have lrecl 80</text:p>
      <text:p text:style-name="P41">//* needs to be uploaded from Windows or Unix</text:p>
      <text:p text:style-name="P41">//* take care of 0x0d linends on Unix/linux - run dos2unix first</text:p>
      <text:p text:style-name="P41">//********************************************************************</text:p>
      <text:p text:style-name="P41">//INPUT <text:s text:c="3"/>DD <text:s/>DISP=SHR,DSN=PASCALN.LOADFILE(PASCAL<text:span text:style-name="T36">1</text:span>)</text:p>
      <text:p text:style-name="P41"/>
      <text:p text:style-name="P27">and you maybe have to change the different output DD statements, if you chose another HLQ than PASCALN. </text:p>
      <text:p text:style-name="P27"/>
      <text:p text:style-name="P29">If PASLOAD<text:span text:style-name="T36">1 (PASLOAD2, PASLOAD3)</text:span> completes successfully, the most critical part of the installation is done. </text:p>
      <text:p text:style-name="P29"/>
      <text:p text:style-name="P49"><text:span text:style-name="T13">Step </text:span><text:span text:style-name="T17">10</text:span><text:span text:style-name="T13">: </text:span><text:span text:style-name="T16">Run Job PAS</text:span><text:span text:style-name="T17">INST2</text:span><text:span text:style-name="T16"> </text:span><text:span text:style-name="T17">to complete the installation</text:span></text:p>
      <text:p text:style-name="P35"/>
      <text:p text:style-name="P19"><text:span text:style-name="T3">The job PAS</text:span><text:span text:style-name="T4">INST2</text:span><text:span text:style-name="T3"> </text:span><text:span text:style-name="T4">builds load modules from different TEXT objects, including the load modules for the two compiler passes (PASCAL1 and PASCAL2). </text:span></text:p>
      <text:p text:style-name="P29"/>
      <text:p text:style-name="P29">The first steps of PASINST2 show a return code of 8, which is OK, but the last two steps should return zero: </text:p>
      <text:p text:style-name="P29"/>
      <text:p text:style-name="P41"><text:s text:c="48"/>J E S 2 <text:s text:c="2"/>J O B <text:s text:c="2"/>L O G</text:p>
      <text:p text:style-name="P41">10.17.33 JOB <text:s/>158 <text:s/>$HASP373 PASCALNI STARTED - INIT <text:s/>1 - CLASS A - SYS TK4-</text:p>
      <text:p text:style-name="P41">10.17.33 JOB <text:s/>158 <text:s/>IEF403I PASCALNI - STARTED - TIME=10.17.33</text:p>
      <text:p text:style-name="P41">10.17.33 JOB <text:s/>158 <text:s/>IEFACTRT - Stepname <text:s/>Procstep <text:s/>Program <text:s text:c="2"/>Retcode</text:p>
      <text:p text:style-name="P41">10.17.33 JOB <text:s/>158 <text:s/>PASCALNI <text:s text:c="2"/>LKEDA <text:s text:c="14"/>IEWLF880 <text:s/>RC= 0008</text:p>
      <text:p text:style-name="P41">10.17.33 JOB <text:s/>158 <text:s/>PASCALNI <text:s text:c="2"/>LKEDB <text:s text:c="14"/>IEWLF880 <text:s/>RC= 0008</text:p>
      <text:p text:style-name="P41">10.17.33 JOB <text:s/>158 <text:s/>PASCALNI <text:s text:c="2"/>LKEDC <text:s text:c="14"/>IEWLF880 <text:s/>RC= 0008</text:p>
      <text:p text:style-name="P41">10.17.33 JOB <text:s/>158 <text:s/>PASCALNI <text:s text:c="2"/>LKEDD <text:s text:c="14"/>IEWLF880 <text:s/>RC= 0008</text:p>
      <text:p text:style-name="P41">10.17.33 JOB <text:s/>158 <text:s/>PASCALNI <text:s text:c="2"/>LKEDE <text:s text:c="14"/>IEWLF880 <text:s/>RC= 0008</text:p>
      <text:p text:style-name="P41">10.17.33 JOB <text:s/>158 <text:s/>PASCALNI <text:s text:c="2"/>LKED1 <text:s text:c="14"/>IEWLF880 <text:s/>RC= 0000</text:p>
      <text:p text:style-name="P41">10.17.33 JOB <text:s/>158 <text:s/>PASCALNI <text:s text:c="2"/>LKED2 <text:s text:c="14"/>IEWLF880 <text:s/>RC= 0000</text:p>
      <text:p text:style-name="P41">10.17.33 JOB <text:s/>158 <text:s/>IEF404I PASCALNI - ENDED - TIME=10.17.33</text:p>
      <text:p text:style-name="P41">10.17.33 JOB <text:s/>158 <text:s/>$HASP395 PASCALNI ENDED</text:p>
      <text:p text:style-name="P41"/>
      <text:p text:style-name="P28"/>
      <text:p text:style-name="P20"><text:span text:style-name="T3">A</text:span><text:span text:style-name="T1">fter this final installation step, the load libraries PASCALN.COMPILER.LOAD and PASCALN.RUNTIME.LOAD should contain the executable modules (PASCALN.COMPILER.LOAD: the two compiler passes PASCAL1 and PASCAL2 and PASCALN.RUNTIME.LOAD: 5 executable objects, which are linked to the applications as needed). </text:span></text:p>
      <text:p text:style-name="P29"/>
      <text:p text:style-name="P29"/>
      <text:p text:style-name="P20"><text:span text:style-name="T13"/></text:p>
      <text:p text:style-name="P69"><text:span text:style-name="T13">Step </text:span><text:span text:style-name="T12">11</text:span><text:span text:style-name="T13">: </text:span><text:span text:style-name="T12">Copying Compiler procedures to SYS2.PROCLIB</text:span></text:p>
      <text:p text:style-name="P21"><text:span text:style-name="T12"><text:line-break/></text:span><text:span text:style-name="T26">There are four JCL procedures to support the work with Stanford Pascal: </text:span></text:p>
      <text:list xml:id="list2915933015" text:style-name="L2">
        <text:list-item>
          <text:p text:style-name="P54"><text:span text:style-name="T29">PASNC</text:span><text:span text:style-name="T26"> (compile </text:span><text:span text:style-name="T27">and create FB 80 </text:span><text:span text:style-name="T28">object</text:span><text:span text:style-name="T27"> file in TEXT dataset)</text:span><text:span text:style-name="T26">,</text:span></text:p>
        </text:list-item>
        <text:list-item>
          <text:p text:style-name="P54"><text:span text:style-name="T29">PASNCG</text:span><text:span text:style-name="T26"> (compile and go, </text:span><text:span text:style-name="T28">doesn‘t create any objects)</text:span><text:span text:style-name="T26">, </text:span></text:p>
        </text:list-item>
        <text:list-item>
          <text:p text:style-name="P54"><text:span text:style-name="T29">PASNCL</text:span><text:span text:style-name="T26"> (compile and link, creates </text:span><text:span text:style-name="T27">load module in LOAD </text:span><text:span text:style-name="T26">dataset), </text:span></text:p>
        </text:list-item>
        <text:list-item>
          <text:p text:style-name="P55"><text:span text:style-name="T29">PASNCLG</text:span><text:span text:style-name="T26"> (compile, link and go, creates </text:span><text:span text:style-name="T27">load module in LOAD </text:span><text:span text:style-name="T26">dataset). </text:span></text:p>
        </text:list-item>
      </text:list>
      <text:p text:style-name="P22"><text:span text:style-name="T26">These four procedures are distributed in file </text:span><text:span text:style-name="T29">PASCALN.COMPILER.PROCLIB</text:span><text:span text:style-name="T26">. </text:span></text:p>
      <text:p text:style-name="P36"/>
      <text:p text:style-name="P63"><text:span text:style-name="T4">I </text:span><text:span text:style-name="T1">strongly suggest that you copy these four members to </text:span><text:span text:style-name="T21">SYS2.PROCLIB</text:span><text:span text:style-name="T1">, so that <text:line-break/>you can call them from everywhere. </text:span></text:p>
      <text:p text:style-name="P63"><text:span text:style-name="T1"/></text:p>
      <text:p text:style-name="P64"><text:span text:style-name="T1">These is another procedure </text:span><text:span text:style-name="T21">PAS1982T</text:span><text:span text:style-name="T1">, which can be used to run the </text:span><text:span text:style-name="T21">1982 McGill version</text:span><text:span text:style-name="T1"> of the compiler. It can be used to compare this old version to the actual version. I had to do </text:span><text:span text:style-name="T7">this </text:span><text:span text:style-name="T1">sometimes to look if certain errors were already present in the 1982 version, or if I </text:span><text:span text:style-name="T6">have </text:span><text:span text:style-name="T1">inserted them. </text:span><text:span text:style-name="T7">But to use the 1982 compiler, you will have to compile it before, using the actual compiler. </text:span></text:p>
      <text:p text:style-name="P64"><text:span text:style-name="T1"/></text:p>
      <text:p text:style-name="P64"><text:span text:style-name="T1">The </text:span><text:span text:style-name="T21">1979 </text:span><text:span text:style-name="T23">Stanford </text:span><text:span text:style-name="T21">version</text:span><text:span text:style-name="T1">, which is present on the distribution, too, does not compile with the actual compiler, but it is present in executable form elsewhere <text:line-break/>on TK4-. <text:line-break/><text:line-break/><text:line-break/><text:line-break/><text:line-break/></text:span><text:span text:style-name="T37">Step </text:span><text:span text:style-name="T38">1</text:span><text:span text:style-name="T39">2</text:span><text:span text:style-name="T37">: </text:span><text:span text:style-name="T39">Troubleshooting – Known problems</text:span></text:p>
      <text:p text:style-name="P65"><text:span text:style-name="T38"><text:line-break/></text:span><text:span text:style-name="T41">a</text:span><text:span text:style-name="T40">) With z/OS, the module name of the linkage editor is </text:span><text:span text:style-name="T43">IEWL</text:span><text:span text:style-name="T40">; IEWLF880 <text:line-break/>will not work </text:span></text:p>
      <text:p text:style-name="P65"><text:span text:style-name="T40"/></text:p>
      <text:p text:style-name="P65"><text:span text:style-name="T40">b) The compiler needs the Fortran library </text:span><text:span text:style-name="T43">SYS1.FORTLIB</text:span><text:span text:style-name="T40"> for certain subroutine calls (SIN, SQRT etc.). To reduce this Fortran dependency, I removed SYS1.FORTLIB from the compiler procedures and inserted </text:span><text:span text:style-name="T43">PASCALN.RUNTIME.MATHLIB</text:span><text:span text:style-name="T40"> instead. </text:span></text:p>
      <text:p text:style-name="P65"><text:span text:style-name="T40"/></text:p>
      <text:p text:style-name="P65"><text:span text:style-name="T40">So: on TK4- (Hercules), you should </text:span><text:span text:style-name="T43">copy SYS1.FORTLIB to PASCALN.RUNTIME. MATHLIB</text:span><text:span text:style-name="T40">. Same goes for </text:span><text:span text:style-name="T42">a </text:span><text:span text:style-name="T40">z/OS installation. </text:span></text:p>
      <text:p text:style-name="P65"><text:span text:style-name="T40"/></text:p>
      <text:p text:style-name="P65"><text:span text:style-name="T40">If you don‘t have a SYS1.FORTLIB on your system, you could build on</text:span><text:span text:style-name="T42">e</text:span><text:span text:style-name="T40"> from </text:span><text:span text:style-name="T43">PASCALN.RUNTIME.TEXT(MATHLIB)</text:span><text:span text:style-name="T40">; this is distributed with PASLOAD1 and <text:line-break/>is a image of SYS1.FORTLIB in </text:span><text:span text:style-name="T43">XMI format</text:span><text:span text:style-name="T40">. There is a Job called PASFORTL <text:line-break/>on PASCALN.COMPILER.CNTL, which builds the PASCALN.RUNTIME.MATHLIB from this XMI file. </text:span></text:p>
      <text:p text:style-name="P50"><text:span text:style-name="T13">Step </text:span><text:span text:style-name="T16">1</text:span><text:span text:style-name="T20">3</text:span><text:span text:style-name="T13">: </text:span><text:span text:style-name="T18">Verifying the Pascal compiler installation</text:span></text:p>
      <text:p text:style-name="P27"/>
      <text:p text:style-name="P21"><text:span text:style-name="T26">T</text:span><text:span text:style-name="T27">o verify the installation, I suggest that you run some example programs, using the sample jobs on </text:span><text:span text:style-name="T30">PASCALN.TESTPGM.CNTL.</text:span></text:p>
      <text:p text:style-name="P39"/>
      <text:p text:style-name="P37">For example: </text:p>
      <text:p text:style-name="P37"/>
      <text:p text:style-name="P37">- PRIMZERL: computes a large table of primes and does some prime factor computations using this table</text:p>
      <text:p text:style-name="P37"/>
      <text:p text:style-name="P37">- FIBOK: computes some Fibonacci numbers using a very expensive recursive algorithm</text:p>
      <text:p text:style-name="P37"/>
      <text:p text:style-name="P37">- FIBDEMO: the same as FIBOK, but ends with ABEND 1002 due to a logic error (and shows the PASSNAP features, a language specific abend handler) </text:p>
      <text:p text:style-name="P37"/>
      <text:p text:style-name="P37">- TESTPAS: old sample program from the 1979 Stanford installation (still working) </text:p>
      <text:p text:style-name="P37"/>
      <text:p text:style-name="P38">You could also try the Pascal source code formatter PASFORM: <text:s/></text:p>
      <text:p text:style-name="P38"/>
      <text:p text:style-name="P38">use PASFORM on PASCALN.COMPILER.CNTL to compile it and PASFORM on PASCALN.TESTPGM.CNTL to run it on the first pass of the compiler (output goes to PASCALN.TESTPGM.PAS). </text:p>
      <text:p text:style-name="P38"/>
      <text:p text:style-name="P38">Have fun with this new version of the Stanford Pascal compiler; <text:line-break/>please send comments and suggestions to </text:p>
      <text:p text:style-name="P26"><text:a xlink:type="simple" xlink:href="mailto:berndoppolzer@yahoo.com" text:style-name="Internet_20_link" text:visited-style-name="Visited_20_Internet_20_Link"><text:span text:style-name="T25">berndoppolzer@yahoo.com</text:span></text:a></text:p>
      <text:p text:style-name="P38">or </text:p>
      <text:p text:style-name="P26"><text:a xlink:type="simple" xlink:href="mailto:bernd.oppolzer@t-online.de" text:style-name="Internet_20_link" text:visited-style-name="Visited_20_Internet_20_Link"><text:span text:style-name="T25">bernd.oppolzer@t-online.de</text:span></text:a></text:p>
      <text:p text:style-name="P3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Source Code Pro" svg:font-family="'Source Code Pro'" style:font-family-generic="modern" style:font-pitch="fixed"/>
    <style:font-face style:name="Arial1"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Courier New"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ext" style:family="paragraph" style:parent-style-name="Caption" style:default-outline-level="" style:class="extra">
      <style:paragraph-properties fo:text-align="start" style:justify-single-word="false" fo:orphans="2" fo:widows="2" style:writing-mode="lr-tb"/>
      <style:text-properties fo:color="#000000" style:font-name="Arial1" fo:font-family="Arial" style:font-family-generic="roman" style:font-pitch="variable" fo:font-size="12pt" style:font-name-asian="Courier New" style:font-family-asian="'Courier New'" style:font-family-generic-asian="system" style:font-pitch-asian="variable" style:font-size-asian="12pt"/>
    </style:style>
    <style:style style:name="Text_20_Abstand" style:display-name="Text Abstand" style:family="paragraph" style:default-outline-level="">
      <style:paragraph-properties fo:margin-top="0cm" fo:margin-bottom="0.489cm" loext:contextual-spacing="false" fo:text-align="start" style:justify-single-word="false" fo:orphans="2" fo:widows="2" style:writing-mode="lr-tb"/>
      <style:text-properties fo:color="#000000" style:font-name="Times New Roman" fo:font-family="'Times New Roman'" style:font-family-generic="roman" style:font-pitch="variable" fo:font-size="12pt" style:font-name-asian="Courier New" style:font-family-asian="'Courier New'" style:font-family-generic-asian="system" style:font-pitch-asian="variable" style:font-size-asian="12pt"/>
    </style:style>
    <style:style style:name="Markierung" style:family="paragraph" style:default-outline-level="">
      <style:paragraph-properties fo:margin-left="0.508cm" fo:margin-right="0cm" fo:text-align="start" style:justify-single-word="false" fo:orphans="2" fo:widows="2" fo:text-indent="0cm" style:auto-text-indent="false" style:writing-mode="lr-tb"/>
      <style:text-properties fo:color="#000000" style:font-name="Times New Roman" fo:font-family="'Times New Roman'" style:font-family-generic="roman" style:font-pitch="variable" fo:font-size="12pt" style:font-name-asian="Courier New" style:font-family-asian="'Courier New'" style:font-family-generic-asian="system" style:font-pitch-asian="variable" style:font-size-asian="12pt"/>
    </style:style>
    <style:style style:name="Markierung_20_1" style:display-name="Markierung 1" style:family="paragraph" style:default-outline-level="">
      <style:paragraph-properties fo:margin-left="1.016cm" fo:margin-right="0cm" fo:text-align="start" style:justify-single-word="false" fo:orphans="2" fo:widows="2" fo:text-indent="0cm" style:auto-text-indent="false" style:writing-mode="lr-tb"/>
      <style:text-properties fo:color="#000000" style:font-name="Times New Roman" fo:font-family="'Times New Roman'" style:font-family-generic="roman" style:font-pitch="variable" fo:font-size="12pt" style:font-name-asian="Courier New" style:font-family-asian="'Courier New'" style:font-family-generic-asian="system" style:font-pitch-asian="variable" style:font-size-asian="12pt"/>
    </style:style>
    <style:style style:name="Nr._20_Liste" style:display-name="Nr. Liste" style:family="paragraph" style:default-outline-level="">
      <style:paragraph-properties fo:margin-left="1.27cm" fo:margin-right="0cm" fo:text-align="start" style:justify-single-word="false" fo:orphans="2" fo:widows="2" fo:text-indent="0cm" style:auto-text-indent="false" style:writing-mode="lr-tb"/>
      <style:text-properties fo:color="#000000" style:font-name="Times New Roman" fo:font-family="'Times New Roman'" style:font-family-generic="roman" style:font-pitch="variable" fo:font-size="12pt" style:font-name-asian="Courier New" style:font-family-asian="'Courier New'" style:font-family-generic-asian="system" style:font-pitch-asian="variable" style:font-size-asian="12pt"/>
    </style:style>
    <style:style style:name="Unter_20_Titel" style:display-name="Unter Titel" style:family="paragraph" style:default-outline-level="">
      <style:paragraph-properties fo:margin-top="0.127cm" fo:margin-bottom="0.127cm" loext:contextual-spacing="false" fo:text-align="start" style:justify-single-word="false" fo:orphans="2" fo:widows="2" style:writing-mode="lr-tb"/>
      <style:text-properties fo:color="#000000" style:font-name="Times New Roman" fo:font-family="'Times New Roman'" style:font-family-generic="roman" style:font-pitch="variable" fo:font-size="10pt" fo:font-style="italic" fo:font-weight="bold" style:font-name-asian="Courier New" style:font-family-asian="'Courier New'" style:font-family-generic-asian="system" style:font-pitch-asian="variable" style:font-size-asian="10pt" style:font-style-asian="italic" style:font-weight-asian="bold"/>
    </style:style>
    <style:style style:name="Title" style:family="paragraph" style:parent-style-name="Heading" style:default-outline-level="" style:class="chapter">
      <style:paragraph-properties fo:margin-top="0.254cm" fo:margin-bottom="0.127cm" loext:contextual-spacing="false" fo:text-align="center" style:justify-single-word="false" fo:keep-together="always" fo:orphans="2" fo:widows="2" fo:keep-with-next="always" style:writing-mode="lr-tb"/>
      <style:text-properties fo:color="#000000" style:font-name="Arial" fo:font-family="Arial" style:font-family-generic="swiss" style:font-pitch="variable" fo:font-size="18pt" fo:font-weight="bold" style:font-name-asian="Courier New" style:font-family-asian="'Courier New'" style:font-family-generic-asian="system" style:font-pitch-asian="variable" style:font-size-asian="18pt" style:font-weight-asian="bold"/>
    </style:style>
    <style:style style:name="Header" style:family="paragraph" style:parent-style-name="Standard" style:class="extra"/>
    <style:style style:name="Source_20_Code" style:display-name="Source Code" style:family="paragraph" style:parent-style-name="Text">
      <style:paragraph-properties fo:margin-top="0.101cm" fo:margin-bottom="0cm" loext:contextual-spacing="false" style:writing-mode="lr-tb"/>
      <style:text-properties fo:color="#000000" style:font-name="Arial1" fo:font-family="Arial" style:font-family-generic="roman" style:font-pitch="variable" fo:font-style="normal" officeooo:rsid="0035c45c" style:font-style-asian="normal" style:font-style-complex="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ext">
      <style:text-properties fo:color="#000000" style:font-name="Arial1" fo:font-style="normal" officeooo:rsid="0041f2a9" officeooo:paragraph-rsid="0041f2a9" style:font-style-asian="normal" style:font-style-complex="normal"/>
    </style:style>
    <style:page-layout style:name="Mpm1">
      <style:page-layout-properties fo:page-width="21.001cm" fo:page-height="29.7cm" style:num-format="1" style:print-orientation="portrait" fo:margin-top="0.801cm" fo:margin-bottom="1.339cm" fo:margin-left="2.54cm" fo:margin-right="2.54cm" fo:background-color="transparent" style:writing-mode="lr-tb" style:layout-grid-color="#c0c0c0" style:layout-grid-lines="27022" style:layout-grid-base-height="0.423cm" style:layout-grid-ruby-height="0cm" style:layout-grid-mode="none" style:layout-grid-ruby-below="false" style:layout-grid-print="false" style:layout-grid-display="false" style:layout-grid-base-width="0.37cm" style:layout-grid-snap-to="true" draw:fill="none" draw:fill-color="#729fcf" style:footnote-max-height="0cm">
        <style:footnote-sep style:width="0.018cm" style:distance-before-sep="0.101cm" style:distance-after-sep="0.101cm" style:line-style="solid" style:adjustment="left" style:rel-width="0%" style:color="#000000"/>
      </style:page-layout-properties>
      <style:header-style>
        <style:header-footer-properties fo:min-height="1.699cm" fo:margin-left="0cm" fo:margin-right="0cm" fo:margin-bottom="1.499cm" fo:background-color="transparent" style:dynamic-spacing="true" draw:fill="none" draw:fill-color="#729fcf"/>
      </style:header-style>
      <style:footer-style/>
    </style:page-layout>
  </office:automatic-styles>
  <office:master-styles>
    <style:master-page style:name="Standard" style:page-layout-name="Mpm1">
      <style:header>
        <text:p text:style-name="MP1">New Stanford Pascal Compiler – Installation for MVS (TK4-) <text:tab/>- page <text:page-number text:select-page="current">11</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2-12T22:50:27.707000000</dc:date>
    <meta:editing-duration>PT2H14M15S</meta:editing-duration>
    <meta:editing-cycles>20</meta:editing-cycles>
    <meta:generator>LibreOffice/5.3.7.2$Windows_x86 LibreOffice_project/6b8ed514a9f8b44d37a1b96673cbbdd077e24059</meta:generator>
    <meta:print-date>2016-04-23T14:41:49.132000000</meta:print-date>
    <meta:document-statistic meta:table-count="0" meta:image-count="0" meta:object-count="0" meta:page-count="11" meta:paragraph-count="187" meta:word-count="2507" meta:character-count="17113" meta:non-whitespace-character-count="13416"/>
  </office:meta>
</office:document-meta>
</file>